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e7bc" officeooo:paragraph-rsid="0004e7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0T13:31:35.979660454</meta:creation-date>
    <dc:date>2021-08-30T13:32:09.241577059</dc:date>
    <meta:editing-duration>PT3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2.0.4$Linux_X86_64 LibreOffice_project/20$Build-4</meta:generator>
  </office:meta>
</office:document-meta>
</file>